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736cm"/>
    </style:style>
    <style:style style:name="co4" style:family="table-column">
      <style:table-column-properties fo:break-before="auto" style:column-width="8.759cm"/>
    </style:style>
    <style:style style:name="co5" style:family="table-column">
      <style:table-column-properties fo:break-before="auto" style:column-width="9.386cm"/>
    </style:style>
    <style:style style:name="co6" style:family="table-column">
      <style:table-column-properties fo:break-before="auto" style:column-width="13.132cm"/>
    </style:style>
    <style:style style:name="co7" style:family="table-column">
      <style:table-column-properties fo:break-before="auto" style:column-width="6.757cm"/>
    </style:style>
    <style:style style:name="co8" style:family="table-column">
      <style:table-column-properties fo:break-before="auto" style:column-width="10.887cm"/>
    </style:style>
    <style:style style:name="co9" style:family="table-column">
      <style:table-column-properties fo:break-before="auto" style:column-width="8.673cm"/>
    </style:style>
    <style:style style:name="co10" style:family="table-column">
      <style:table-column-properties fo:break-before="auto" style:column-width="10.278cm"/>
    </style:style>
    <style:style style:name="co11" style:family="table-column">
      <style:table-column-properties fo:break-before="auto" style:column-width="9.911cm"/>
    </style:style>
    <style:style style:name="co12" style:family="table-column">
      <style:table-column-properties fo:break-before="auto" style:column-width="14.215cm"/>
    </style:style>
    <style:style style:name="co13" style:family="table-column">
      <style:table-column-properties fo:break-before="auto" style:column-width="10.485cm"/>
    </style:style>
    <style:style style:name="co14" style:family="table-column">
      <style:table-column-properties fo:break-before="auto" style:column-width="9.721cm"/>
    </style:style>
    <style:style style:name="co15" style:family="table-column">
      <style:table-column-properties fo:break-before="auto" style:column-width="10.866cm"/>
    </style:style>
    <style:style style:name="co16" style:family="table-column">
      <style:table-column-properties fo:break-before="auto" style:column-width="11.86cm"/>
    </style:style>
    <style:style style:name="co17" style:family="table-column">
      <style:table-column-properties fo:break-before="auto" style:column-width="13.555cm"/>
    </style:style>
    <style:style style:name="co18" style:family="table-column">
      <style:table-column-properties fo:break-before="auto" style:column-width="6.622cm"/>
    </style:style>
    <style:style style:name="co19" style:family="table-column">
      <style:table-column-properties fo:break-before="auto" style:column-width="12.88cm"/>
    </style:style>
    <style:style style:name="co20" style:family="table-column">
      <style:table-column-properties fo:break-before="auto" style:column-width="8.359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1.735cm"/>
    </style:style>
    <style:style style:name="co23" style:family="table-column">
      <style:table-column-properties fo:break-before="auto" style:column-width="10.211cm"/>
    </style:style>
    <style:style style:name="co24" style:family="table-column">
      <style:table-column-properties fo:break-before="auto" style:column-width="7.84cm"/>
    </style:style>
    <style:style style:name="co25" style:family="table-column">
      <style:table-column-properties fo:break-before="auto" style:column-width="10.954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8.137cm"/>
    </style:style>
    <style:style style:name="co28" style:family="table-column">
      <style:table-column-properties fo:break-before="auto" style:column-width="12.772cm"/>
    </style:style>
    <style:style style:name="co29" style:family="table-column">
      <style:table-column-properties fo:break-before="auto" style:column-width="6.107cm"/>
    </style:style>
    <style:style style:name="co30" style:family="table-column">
      <style:table-column-properties fo:break-before="auto" style:column-width="6.509cm"/>
    </style:style>
    <style:style style:name="co31" style:family="table-column">
      <style:table-column-properties fo:break-before="auto" style:column-width="7.412cm"/>
    </style:style>
    <style:style style:name="co32" style:family="table-column">
      <style:table-column-properties fo:break-before="auto" style:column-width="8.624cm"/>
    </style:style>
    <style:style style:name="co33" style:family="table-column">
      <style:table-column-properties fo:break-before="auto" style:column-width="9.04cm"/>
    </style:style>
    <style:style style:name="co34" style:family="table-column">
      <style:table-column-properties fo:break-before="auto" style:column-width="12.091cm"/>
    </style:style>
    <style:style style:name="co35" style:family="table-column">
      <style:table-column-properties fo:break-before="auto" style:column-width="9.34cm"/>
    </style:style>
    <style:style style:name="co36" style:family="table-column">
      <style:table-column-properties fo:break-before="auto" style:column-width="7.535cm"/>
    </style:style>
    <style:style style:name="co37" style:family="table-column">
      <style:table-column-properties fo:break-before="auto" style:column-width="8.978cm"/>
    </style:style>
    <style:style style:name="co38" style:family="table-column">
      <style:table-column-properties fo:break-before="auto" style:column-width="9.335cm"/>
    </style:style>
    <style:style style:name="co39" style:family="table-column">
      <style:table-column-properties fo:break-before="auto" style:column-width="8.932cm"/>
    </style:style>
    <style:style style:name="co40" style:family="table-column">
      <style:table-column-properties fo:break-before="auto" style:column-width="11.104cm"/>
    </style:style>
    <style:style style:name="co41" style:family="table-column">
      <style:table-column-properties fo:break-before="auto" style:column-width="8.34cm"/>
    </style:style>
    <style:style style:name="co42" style:family="table-column">
      <style:table-column-properties fo:break-before="auto" style:column-width="5.75cm"/>
    </style:style>
    <style:style style:name="co43" style:family="table-column">
      <style:table-column-properties fo:break-before="auto" style:column-width="4.456cm"/>
    </style:style>
    <style:style style:name="co44" style:family="table-column">
      <style:table-column-properties fo:break-before="auto" style:column-width="10.104cm"/>
    </style:style>
    <style:style style:name="co45" style:family="table-column">
      <style:table-column-properties fo:break-before="auto" style:column-width="10.903cm"/>
    </style:style>
    <style:style style:name="co46" style:family="table-column">
      <style:table-column-properties fo:break-before="auto" style:column-width="10.402cm"/>
    </style:style>
    <style:style style:name="co47" style:family="table-column">
      <style:table-column-properties fo:break-before="auto" style:column-width="7.842cm"/>
    </style:style>
    <style:style style:name="co48" style:family="table-column">
      <style:table-column-properties fo:break-before="auto" style:column-width="9.493cm"/>
    </style:style>
    <style:style style:name="co49" style:family="table-column">
      <style:table-column-properties fo:break-before="auto" style:column-width="11.451cm"/>
    </style:style>
    <style:style style:name="co50" style:family="table-column">
      <style:table-column-properties fo:break-before="auto" style:column-width="8.497cm"/>
    </style:style>
    <style:style style:name="co51" style:family="table-column">
      <style:table-column-properties fo:break-before="auto" style:column-width="9.758cm"/>
    </style:style>
    <style:style style:name="co52" style:family="table-column">
      <style:table-column-properties fo:break-before="auto" style:column-width="10.926cm"/>
    </style:style>
    <style:style style:name="co53" style:family="table-column">
      <style:table-column-properties fo:break-before="auto" style:column-width="9.259cm"/>
    </style:style>
    <style:style style:name="co54" style:family="table-column">
      <style:table-column-properties fo:break-before="auto" style:column-width="9.559cm"/>
    </style:style>
    <style:style style:name="co55" style:family="table-column">
      <style:table-column-properties fo:break-before="auto" style:column-width="9.64cm"/>
    </style:style>
    <style:style style:name="co56" style:family="table-column">
      <style:table-column-properties fo:break-before="auto" style:column-width="8.502cm"/>
    </style:style>
    <style:style style:name="co57" style:family="table-column">
      <style:table-column-properties fo:break-before="auto" style:column-width="9.449cm"/>
    </style:style>
    <style:style style:name="co58" style:family="table-column">
      <style:table-column-properties fo:break-before="auto" style:column-width="11.328cm"/>
    </style:style>
    <style:style style:name="co59" style:family="table-column">
      <style:table-column-properties fo:break-before="auto" style:column-width="13.411cm"/>
    </style:style>
    <style:style style:name="co60" style:family="table-column">
      <style:table-column-properties fo:break-before="auto" style:column-width="9.887cm"/>
    </style:style>
    <style:style style:name="co61" style:family="table-column">
      <style:table-column-properties fo:break-before="auto" style:column-width="11.008cm"/>
    </style:style>
    <style:style style:name="co62" style:family="table-column">
      <style:table-column-properties fo:break-before="auto" style:column-width="15.281cm"/>
    </style:style>
    <style:style style:name="co63" style:family="table-column">
      <style:table-column-properties fo:break-before="auto" style:column-width="8.017cm"/>
    </style:style>
    <style:style style:name="co64" style:family="table-column">
      <style:table-column-properties fo:break-before="auto" style:column-width="10.105cm"/>
    </style:style>
    <style:style style:name="co65" style:family="table-column">
      <style:table-column-properties fo:break-before="auto" style:column-width="8.811cm"/>
    </style:style>
    <style:style style:name="co66" style:family="table-column">
      <style:table-column-properties fo:break-before="auto" style:column-width="8.38cm"/>
    </style:style>
    <style:style style:name="co67" style:family="table-column">
      <style:table-column-properties fo:break-before="auto" style:column-width="9.047cm"/>
    </style:style>
    <style:style style:name="co68" style:family="table-column">
      <style:table-column-properties fo:break-before="auto" style:column-width="7.98cm"/>
    </style:style>
    <style:style style:name="co69" style:family="table-column">
      <style:table-column-properties fo:break-before="auto" style:column-width="9.41cm"/>
    </style:style>
    <style:style style:name="co70" style:family="table-column">
      <style:table-column-properties fo:break-before="auto" style:column-width="9.185cm"/>
    </style:style>
    <style:style style:name="co71" style:family="table-column">
      <style:table-column-properties fo:break-before="auto" style:column-width="10.469cm"/>
    </style:style>
    <style:style style:name="co72" style:family="table-column">
      <style:table-column-properties fo:break-before="auto" style:column-width="11.014cm"/>
    </style:style>
    <style:style style:name="co73" style:family="table-column">
      <style:table-column-properties fo:break-before="auto" style:column-width="10.236cm"/>
    </style:style>
    <style:style style:name="co74" style:family="table-column">
      <style:table-column-properties fo:break-before="auto" style:column-width="10.121cm"/>
    </style:style>
    <style:style style:name="co75" style:family="table-column">
      <style:table-column-properties fo:break-before="auto" style:column-width="9.634cm"/>
    </style:style>
    <style:style style:name="co76" style:family="table-column">
      <style:table-column-properties fo:break-before="auto" style:column-width="10.975cm"/>
    </style:style>
    <style:style style:name="co77" style:family="table-column">
      <style:table-column-properties fo:break-before="auto" style:column-width="13.208cm"/>
    </style:style>
    <style:style style:name="co78" style:family="table-column">
      <style:table-column-properties fo:break-before="auto" style:column-width="9.775cm"/>
    </style:style>
    <style:style style:name="co79" style:family="table-column">
      <style:table-column-properties fo:break-before="auto" style:column-width="10.156cm"/>
    </style:style>
    <style:style style:name="co80" style:family="table-column">
      <style:table-column-properties fo:break-before="auto" style:column-width="9.71cm"/>
    </style:style>
    <style:style style:name="co81" style:family="table-column">
      <style:table-column-properties fo:break-before="auto" style:column-width="15.411cm"/>
    </style:style>
    <style:style style:name="co82" style:family="table-column">
      <style:table-column-properties fo:break-before="auto" style:column-width="13.125cm"/>
    </style:style>
    <style:style style:name="co83" style:family="table-column">
      <style:table-column-properties fo:break-before="auto" style:column-width="12.335cm"/>
    </style:style>
    <style:style style:name="co84" style:family="table-column">
      <style:table-column-properties fo:break-before="auto" style:column-width="9.176cm"/>
    </style:style>
    <style:style style:name="co85" style:family="table-column">
      <style:table-column-properties fo:break-before="auto" style:column-width="5.846cm"/>
    </style:style>
    <style:style style:name="co86" style:family="table-column">
      <style:table-column-properties fo:break-before="auto" style:column-width="6.234cm"/>
    </style:style>
    <style:style style:name="co87" style:family="table-column">
      <style:table-column-properties fo:break-before="auto" style:column-width="6.038cm"/>
    </style:style>
    <style:style style:name="co88" style:family="table-column">
      <style:table-column-properties fo:break-before="auto" style:column-width="10.539cm"/>
    </style:style>
    <style:style style:name="co89" style:family="table-column">
      <style:table-column-properties fo:break-before="auto" style:column-width="10.045cm"/>
    </style:style>
    <style:style style:name="co90" style:family="table-column">
      <style:table-column-properties fo:break-before="auto" style:column-width="10.837cm"/>
    </style:style>
    <style:style style:name="co91" style:family="table-column">
      <style:table-column-properties fo:break-before="auto" style:column-width="11.628cm"/>
    </style:style>
    <style:style style:name="co92" style:family="table-column">
      <style:table-column-properties fo:break-before="auto" style:column-width="8.259cm"/>
    </style:style>
    <style:style style:name="co93" style:family="table-column">
      <style:table-column-properties fo:break-before="auto" style:column-width="11.927cm"/>
    </style:style>
    <style:style style:name="co94" style:family="table-column">
      <style:table-column-properties fo:break-before="auto" style:column-width="13.085cm"/>
    </style:style>
    <style:style style:name="co95" style:family="table-column">
      <style:table-column-properties fo:break-before="auto" style:column-width="8.804cm"/>
    </style:style>
    <style:style style:name="co96" style:family="table-column">
      <style:table-column-properties fo:break-before="auto" style:column-width="10.56cm"/>
    </style:style>
    <style:style style:name="co97" style:family="table-column">
      <style:table-column-properties fo:break-before="auto" style:column-width="13.035cm"/>
    </style:style>
    <style:style style:name="co98" style:family="table-column">
      <style:table-column-properties fo:break-before="auto" style:column-width="8.403cm"/>
    </style:style>
    <style:style style:name="co99" style:family="table-column">
      <style:table-column-properties fo:break-before="auto" style:column-width="9.061cm"/>
    </style:style>
    <style:style style:name="co100" style:family="table-column">
      <style:table-column-properties fo:break-before="auto" style:column-width="9.934cm"/>
    </style:style>
    <style:style style:name="co101" style:family="table-column">
      <style:table-column-properties fo:break-before="auto" style:column-width="10.112cm"/>
    </style:style>
    <style:style style:name="co102" style:family="table-column">
      <style:table-column-properties fo:break-before="auto" style:column-width="12.012cm"/>
    </style:style>
    <style:style style:name="co103" style:family="table-column">
      <style:table-column-properties fo:break-before="auto" style:column-width="14.342cm"/>
    </style:style>
    <style:style style:name="co104" style:family="table-column">
      <style:table-column-properties fo:break-before="auto" style:column-width="8.742cm"/>
    </style:style>
    <style:style style:name="co105" style:family="table-column">
      <style:table-column-properties fo:break-before="auto" style:column-width="6.316cm"/>
    </style:style>
    <style:style style:name="co106" style:family="table-column">
      <style:table-column-properties fo:break-before="auto" style:column-width="10.754cm"/>
    </style:style>
    <style:style style:name="co107" style:family="table-column">
      <style:table-column-properties fo:break-before="auto" style:column-width="8.712cm"/>
    </style:style>
    <style:style style:name="co108" style:family="table-column">
      <style:table-column-properties fo:break-before="auto" style:column-width="10.321cm"/>
    </style:style>
    <style:style style:name="co109" style:family="table-column">
      <style:table-column-properties fo:break-before="auto" style:column-width="6.177cm"/>
    </style:style>
    <style:style style:name="co110" style:family="table-column">
      <style:table-column-properties fo:break-before="auto" style:column-width="10.784cm"/>
    </style:style>
    <style:style style:name="co111" style:family="table-column">
      <style:table-column-properties fo:break-before="auto" style:column-width="10.082cm"/>
    </style:style>
    <style:style style:name="co112" style:family="table-column">
      <style:table-column-properties fo:break-before="auto" style:column-width="9.135cm"/>
    </style:style>
    <style:style style:name="co113" style:family="table-column">
      <style:table-column-properties fo:break-before="auto" style:column-width="11.963cm"/>
    </style:style>
    <style:style style:name="co114" style:family="table-column">
      <style:table-column-properties fo:break-before="auto" style:column-width="8.818cm"/>
    </style:style>
    <style:style style:name="co115" style:family="table-column">
      <style:table-column-properties fo:break-before="auto" style:column-width="7.848cm"/>
    </style:style>
    <style:style style:name="co116" style:family="table-column">
      <style:table-column-properties fo:break-before="auto" style:column-width="6.611cm"/>
    </style:style>
    <style:style style:name="co117" style:family="table-column">
      <style:table-column-properties fo:break-before="auto" style:column-width="9.236cm"/>
    </style:style>
    <style:style style:name="co118" style:family="table-column">
      <style:table-column-properties fo:break-before="auto" style:column-width="9.61cm"/>
    </style:style>
    <style:style style:name="co119" style:family="table-column">
      <style:table-column-properties fo:break-before="auto" style:column-width="8.895cm"/>
    </style:style>
    <style:style style:name="co120" style:family="table-column">
      <style:table-column-properties fo:break-before="auto" style:column-width="14.894cm"/>
    </style:style>
    <style:style style:name="co121" style:family="table-column">
      <style:table-column-properties fo:break-before="auto" style:column-width="8.01cm"/>
    </style:style>
    <style:style style:name="co122" style:family="table-column">
      <style:table-column-properties fo:break-before="auto" style:column-width="7.398cm"/>
    </style:style>
    <style:style style:name="co123" style:family="table-column">
      <style:table-column-properties fo:break-before="auto" style:column-width="6.981cm"/>
    </style:style>
    <style:style style:name="co124" style:family="table-column">
      <style:table-column-properties fo:break-before="auto" style:column-width="9.043cm"/>
    </style:style>
    <style:style style:name="co125" style:family="table-column">
      <style:table-column-properties fo:break-before="auto" style:column-width="8.636cm"/>
    </style:style>
    <style:style style:name="co126" style:family="table-column">
      <style:table-column-properties fo:break-before="auto" style:column-width="10.361cm"/>
    </style:style>
    <style:style style:name="co127" style:family="table-column">
      <style:table-column-properties fo:break-before="auto" style:column-width="9.694cm"/>
    </style:style>
    <style:style style:name="co128" style:family="table-column">
      <style:table-column-properties fo:break-before="auto" style:column-width="10.336cm"/>
    </style:style>
    <style:style style:name="co129" style:family="table-column">
      <style:table-column-properties fo:break-before="auto" style:column-width="8.341cm"/>
    </style:style>
    <style:style style:name="co130" style:family="table-column">
      <style:table-column-properties fo:break-before="auto" style:column-width="11.546cm"/>
    </style:style>
    <style:style style:name="co131" style:family="table-column">
      <style:table-column-properties fo:break-before="auto" style:column-width="10.73cm"/>
    </style:style>
    <style:style style:name="co132" style:family="table-column">
      <style:table-column-properties fo:break-before="auto" style:column-width="11.056cm"/>
    </style:style>
    <style:style style:name="co133" style:family="table-column">
      <style:table-column-properties fo:break-before="auto" style:column-width="10.306cm"/>
    </style:style>
    <style:style style:name="co134" style:family="table-column">
      <style:table-column-properties fo:break-before="auto" style:column-width="15.931cm"/>
    </style:style>
    <style:style style:name="co135" style:family="table-column">
      <style:table-column-properties fo:break-before="auto" style:column-width="9.476cm"/>
    </style:style>
    <style:style style:name="co136" style:family="table-column">
      <style:table-column-properties fo:break-before="auto" style:column-width="8.768cm"/>
    </style:style>
    <style:style style:name="co137" style:family="table-column">
      <style:table-column-properties fo:break-before="auto" style:column-width="15.168cm"/>
    </style:style>
    <style:style style:name="co138" style:family="table-column">
      <style:table-column-properties fo:break-before="auto" style:column-width="10.832cm"/>
    </style:style>
    <style:style style:name="co139" style:family="table-column">
      <style:table-column-properties fo:break-before="auto" style:column-width="8.961cm"/>
    </style:style>
    <style:style style:name="co140" style:family="table-column">
      <style:table-column-properties fo:break-before="auto" style:column-width="8.585cm"/>
    </style:style>
    <style:style style:name="co141" style:family="table-column">
      <style:table-column-properties fo:break-before="auto" style:column-width="8.929cm"/>
    </style:style>
    <style:style style:name="co142" style:family="table-column">
      <style:table-column-properties fo:break-before="auto" style:column-width="11.765cm"/>
    </style:style>
    <style:style style:name="co143" style:family="table-column">
      <style:table-column-properties fo:break-before="auto" style:column-width="10.647cm"/>
    </style:style>
    <style:style style:name="co144" style:family="table-column">
      <style:table-column-properties fo:break-before="auto" style:column-width="13.861cm"/>
    </style:style>
    <style:style style:name="co145" style:family="table-column">
      <style:table-column-properties fo:break-before="auto" style:column-width="10.957cm"/>
    </style:style>
    <style:style style:name="co146" style:family="table-column">
      <style:table-column-properties fo:break-before="auto" style:column-width="9.297cm"/>
    </style:style>
    <style:style style:name="co147" style:family="table-column">
      <style:table-column-properties fo:break-before="auto" style:column-width="9.523cm"/>
    </style:style>
    <style:style style:name="co148" style:family="table-column">
      <style:table-column-properties fo:break-before="auto" style:column-width="14.676cm"/>
    </style:style>
    <style:style style:name="co149" style:family="table-column">
      <style:table-column-properties fo:break-before="auto" style:column-width="7.652cm"/>
    </style:style>
    <style:style style:name="co150" style:family="table-column">
      <style:table-column-properties fo:break-before="auto" style:column-width="8.442cm"/>
    </style:style>
    <style:style style:name="co151" style:family="table-column">
      <style:table-column-properties fo:break-before="auto" style:column-width="9.91cm"/>
    </style:style>
    <style:style style:name="co152" style:family="table-column">
      <style:table-column-properties fo:break-before="auto" style:column-width="6.186cm"/>
    </style:style>
    <style:style style:name="co153" style:family="table-column">
      <style:table-column-properties fo:break-before="auto" style:column-width="12.418cm"/>
    </style:style>
    <style:style style:name="co154" style:family="table-column">
      <style:table-column-properties fo:break-before="auto" style:column-width="10.266cm"/>
    </style:style>
    <style:style style:name="co155" style:family="table-column">
      <style:table-column-properties fo:break-before="auto" style:column-width="8.904cm"/>
    </style:style>
    <style:style style:name="co156" style:family="table-column">
      <style:table-column-properties fo:break-before="auto" style:column-width="11.873cm"/>
    </style:style>
    <style:style style:name="co157" style:family="table-column">
      <style:table-column-properties fo:break-before="auto" style:column-width="9.885cm"/>
    </style:style>
    <style:style style:name="co158" style:family="table-column">
      <style:table-column-properties fo:break-before="auto" style:column-width="13.561cm"/>
    </style:style>
    <style:style style:name="co159" style:family="table-column">
      <style:table-column-properties fo:break-before="auto" style:column-width="8.987cm"/>
    </style:style>
    <style:style style:name="co160" style:family="table-column">
      <style:table-column-properties fo:break-before="auto" style:column-width="14.187cm"/>
    </style:style>
    <style:style style:name="co161" style:family="table-column">
      <style:table-column-properties fo:break-before="auto" style:column-width="12.989cm"/>
    </style:style>
    <style:style style:name="co162" style:family="table-column">
      <style:table-column-properties fo:break-before="auto" style:column-width="11.192cm"/>
    </style:style>
    <style:style style:name="co163" style:family="table-column">
      <style:table-column-properties fo:break-before="auto" style:column-width="12.444cm"/>
    </style:style>
    <style:style style:name="co164" style:family="table-column">
      <style:table-column-properties fo:break-before="auto" style:column-width="6.558cm"/>
    </style:style>
    <style:style style:name="co165" style:family="table-column">
      <style:table-column-properties fo:break-before="auto" style:column-width="10.892cm"/>
    </style:style>
    <style:style style:name="co166" style:family="table-column">
      <style:table-column-properties fo:break-before="auto" style:column-width="11.22cm"/>
    </style:style>
    <style:style style:name="co167" style:family="table-column">
      <style:table-column-properties fo:break-before="auto" style:column-width="8.714cm"/>
    </style:style>
    <style:style style:name="co168" style:family="table-column">
      <style:table-column-properties fo:break-before="auto" style:column-width="9.74cm"/>
    </style:style>
    <style:style style:name="co169" style:family="table-column">
      <style:table-column-properties fo:break-before="auto" style:column-width="9.581cm"/>
    </style:style>
    <style:style style:name="co170" style:family="table-column">
      <style:table-column-properties fo:break-before="auto" style:column-width="8.516cm"/>
    </style:style>
    <style:style style:name="co171" style:family="table-column">
      <style:table-column-properties fo:break-before="auto" style:column-width="12.829cm"/>
    </style:style>
    <style:style style:name="co172" style:family="table-column">
      <style:table-column-properties fo:break-before="auto" style:column-width="13.153cm"/>
    </style:style>
    <style:style style:name="co173" style:family="table-column">
      <style:table-column-properties fo:break-before="auto" style:column-width="8.849cm"/>
    </style:style>
    <style:style style:name="co174" style:family="table-column">
      <style:table-column-properties fo:break-before="auto" style:column-width="9.804cm"/>
    </style:style>
    <style:style style:name="co175" style:family="table-column">
      <style:table-column-properties fo:break-before="auto" style:column-width="9.163cm"/>
    </style:style>
    <style:style style:name="co176" style:family="table-column">
      <style:table-column-properties fo:break-before="auto" style:column-width="7.216cm"/>
    </style:style>
    <style:style style:name="co177" style:family="table-column">
      <style:table-column-properties fo:break-before="auto" style:column-width="4.817cm"/>
    </style:style>
    <style:style style:name="co178" style:family="table-column">
      <style:table-column-properties fo:break-before="auto" style:column-width="14.025cm"/>
    </style:style>
    <style:style style:name="co179" style:family="table-column">
      <style:table-column-properties fo:break-before="auto" style:column-width="9.83cm"/>
    </style:style>
    <style:style style:name="co180" style:family="table-column">
      <style:table-column-properties fo:break-before="auto" style:column-width="13.425cm"/>
    </style:style>
    <style:style style:name="co181" style:family="table-column">
      <style:table-column-properties fo:break-before="auto" style:column-width="11.001cm"/>
    </style:style>
    <style:style style:name="co182" style:family="table-column">
      <style:table-column-properties fo:break-before="auto" style:column-width="6.671cm"/>
    </style:style>
    <style:style style:name="co183" style:family="table-column">
      <style:table-column-properties fo:break-before="auto" style:column-width="9.232cm"/>
    </style:style>
    <style:style style:name="co184" style:family="table-column">
      <style:table-column-properties fo:break-before="auto" style:column-width="4.808cm"/>
    </style:style>
    <style:style style:name="co185" style:family="table-column">
      <style:table-column-properties fo:break-before="auto" style:column-width="5.218cm"/>
    </style:style>
    <style:style style:name="co186" style:family="table-column">
      <style:table-column-properties fo:break-before="auto" style:column-width="4.683cm"/>
    </style:style>
    <style:style style:name="co187" style:family="table-column">
      <style:table-column-properties fo:break-before="auto" style:column-width="6.126cm"/>
    </style:style>
    <style:style style:name="co18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b4c7dc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7" style:family="text">
      <style:text-properties style:text-position="super 58%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0" style:family="text">
      <style:text-properties fo:font-style="italic"/>
    </style:style>
    <style:style style:name="T11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5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6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SI211:Sheet1.VK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1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default-cell-style-name="Excel_20_Built-in_20_Normal"/>
        <table:table-column table:style-name="co37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59" table:default-cell-style-name="ce226"/>
        <table:table-column table:style-name="co22" table:default-cell-style-name="ce226"/>
        <table:table-column table:style-name="co83" table:default-cell-style-name="Excel_20_Built-in_20_Normal"/>
        <table:table-column table:style-name="co96" table:default-cell-style-name="Excel_20_Built-in_20_Normal"/>
        <table:table-column table:style-name="co96" table:default-cell-style-name="ce226"/>
        <table:table-column table:style-name="co49" table:default-cell-style-name="ce226"/>
        <table:table-column table:style-name="co86" table:default-cell-style-name="ce226"/>
        <table:table-column table:style-name="co97" table:default-cell-style-name="Excel_20_Built-in_20_Normal"/>
        <table:table-column table:style-name="co98" table:default-cell-style-name="ce226"/>
        <table:table-column table:style-name="co99" table:number-columns-repeated="4" table:default-cell-style-name="ce226"/>
        <table:table-column table:style-name="co99" table:default-cell-style-name="Excel_20_Built-in_20_Normal"/>
        <table:table-column table:style-name="co68" table:default-cell-style-name="Excel_20_Built-in_20_Normal"/>
        <table:table-column table:style-name="co100" table:default-cell-style-name="Excel_20_Built-in_20_Normal"/>
        <table:table-column table:style-name="co101" table:default-cell-style-name="Excel_20_Built-in_20_Normal"/>
        <table:table-column table:style-name="co102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3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4" table:default-cell-style-name="ce226"/>
        <table:table-column table:style-name="co3" table:number-columns-repeated="2" table:default-cell-style-name="ce226"/>
        <table:table-column table:style-name="co105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6" table:default-cell-style-name="ce226"/>
        <table:table-column table:style-name="co107" table:default-cell-style-name="Excel_20_Built-in_20_Normal"/>
        <table:table-column table:style-name="co28" table:default-cell-style-name="Excel_20_Built-in_20_Normal"/>
        <table:table-column table:style-name="co65" table:default-cell-style-name="Excel_20_Built-in_20_Normal"/>
        <table:table-column table:style-name="co108" table:default-cell-style-name="ce226"/>
        <table:table-column table:style-name="co109" table:default-cell-style-name="ce226"/>
        <table:table-column table:style-name="co110" table:number-columns-repeated="2" table:default-cell-style-name="ce226"/>
        <table:table-column table:style-name="co111" table:number-columns-repeated="2" table:default-cell-style-name="ce226"/>
        <table:table-column table:style-name="co111" table:default-cell-style-name="Excel_20_Built-in_20_Normal"/>
        <table:table-column table:style-name="co35" table:number-columns-repeated="2" table:default-cell-style-name="ce226"/>
        <table:table-column table:style-name="co112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8" table:default-cell-style-name="Excel_20_Built-in_20_Normal"/>
        <table:table-column table:style-name="co110" table:number-columns-repeated="4" table:default-cell-style-name="ce226"/>
        <table:table-column table:style-name="co113" table:default-cell-style-name="ce226"/>
        <table:table-column table:style-name="co114" table:default-cell-style-name="Excel_20_Built-in_20_Normal"/>
        <table:table-column table:style-name="co115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3" table:default-cell-style-name="ce259"/>
        <table:table-column table:style-name="co68" table:default-cell-style-name="ce259"/>
        <table:table-column table:style-name="co116" table:default-cell-style-name="Excel_20_Built-in_20_Normal"/>
        <table:table-column table:style-name="co24" table:default-cell-style-name="ce226"/>
        <table:table-column table:style-name="co117" table:default-cell-style-name="Excel_20_Built-in_20_Normal"/>
        <table:table-column table:style-name="co117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8" table:default-cell-style-name="ce226"/>
        <table:table-column table:style-name="co24" table:default-cell-style-name="ce226"/>
        <table:table-column table:style-name="co100" table:default-cell-style-name="Excel_20_Built-in_20_Normal"/>
        <table:table-column table:style-name="co98" table:default-cell-style-name="ce226"/>
        <table:table-column table:style-name="co119" table:default-cell-style-name="ce226"/>
        <table:table-column table:style-name="co24" table:number-columns-repeated="3" table:default-cell-style-name="ce226"/>
        <table:table-column table:style-name="co120" table:default-cell-style-name="ce226"/>
        <table:table-column table:style-name="co81" table:default-cell-style-name="ce226"/>
        <table:table-column table:style-name="co22" table:default-cell-style-name="ce226"/>
        <table:table-column table:style-name="co121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2" table:default-cell-style-name="ce226"/>
        <table:table-column table:style-name="co123" table:default-cell-style-name="Excel_20_Built-in_20_Normal"/>
        <table:table-column table:style-name="co124" table:default-cell-style-name="ce226"/>
        <table:table-column table:style-name="co125" table:default-cell-style-name="Excel_20_Built-in_20_Normal"/>
        <table:table-column table:style-name="co37" table:number-columns-repeated="3" table:default-cell-style-name="ce226"/>
        <table:table-column table:style-name="co68" table:default-cell-style-name="ce226"/>
        <table:table-column table:style-name="co25" table:default-cell-style-name="ce226"/>
        <table:table-column table:style-name="co126" table:number-columns-repeated="2" table:default-cell-style-name="ce226"/>
        <table:table-column table:style-name="co127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8" table:default-cell-style-name="Excel_20_Built-in_20_Normal"/>
        <table:table-column table:style-name="co129" table:default-cell-style-name="ce226"/>
        <table:table-column table:style-name="co130" table:default-cell-style-name="Excel_20_Built-in_20_Normal"/>
        <table:table-column table:style-name="co74" table:default-cell-style-name="Excel_20_Built-in_20_Normal"/>
        <table:table-column table:style-name="co131" table:default-cell-style-name="ce226"/>
        <table:table-column table:style-name="co132" table:default-cell-style-name="ce226"/>
        <table:table-column table:style-name="co14" table:default-cell-style-name="ce226"/>
        <table:table-column table:style-name="co133" table:default-cell-style-name="Excel_20_Built-in_20_Normal"/>
        <table:table-column table:style-name="co134" table:default-cell-style-name="Excel_20_Built-in_20_Normal"/>
        <table:table-column table:style-name="co47" table:default-cell-style-name="Excel_20_Built-in_20_Normal"/>
        <table:table-column table:style-name="co135" table:default-cell-style-name="Excel_20_Built-in_20_Normal"/>
        <table:table-column table:style-name="co136" table:number-columns-repeated="2" table:default-cell-style-name="Excel_20_Built-in_20_Normal"/>
        <table:table-column table:style-name="co137" table:number-columns-repeated="2" table:default-cell-style-name="Excel_20_Built-in_20_Normal"/>
        <table:table-column table:style-name="co135" table:default-cell-style-name="Excel_20_Built-in_20_Normal"/>
        <table:table-column table:style-name="co138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7" table:default-cell-style-name="ce226"/>
        <table:table-column table:style-name="co47" table:default-cell-style-name="ce226"/>
        <table:table-column table:style-name="co139" table:default-cell-style-name="Excel_20_Built-in_20_Normal"/>
        <table:table-column table:style-name="co140" table:default-cell-style-name="Excel_20_Built-in_20_Normal"/>
        <table:table-column table:style-name="co24" table:default-cell-style-name="Excel_20_Built-in_20_Normal"/>
        <table:table-column table:style-name="co141" table:default-cell-style-name="Excel_20_Built-in_20_Normal"/>
        <table:table-column table:style-name="co142" table:default-cell-style-name="ce226"/>
        <table:table-column table:style-name="co143" table:default-cell-style-name="ce226"/>
        <table:table-column table:style-name="co144" table:default-cell-style-name="ce226"/>
        <table:table-column table:style-name="co24" table:default-cell-style-name="ce226"/>
        <table:table-column table:style-name="co145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8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6" table:default-cell-style-name="Excel_20_Built-in_20_Normal"/>
        <table:table-column table:style-name="co147" table:default-cell-style-name="ce226"/>
        <table:table-column table:style-name="co24" table:default-cell-style-name="ce226"/>
        <table:table-column table:style-name="co148" table:default-cell-style-name="ce226"/>
        <table:table-column table:style-name="co3" table:default-cell-style-name="ce219"/>
        <table:table-column table:style-name="co149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0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1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2" table:default-cell-style-name="Excel_20_Built-in_20_Normal"/>
        <table:table-column table:style-name="co130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3" table:default-cell-style-name="ce240"/>
        <table:table-column table:style-name="co130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157" table:default-cell-style-name="ce240"/>
        <table:table-column table:style-name="co36" table:default-cell-style-name="Excel_20_Built-in_20_Normal"/>
        <table:table-column table:style-name="co158" table:default-cell-style-name="ce226"/>
        <table:table-column table:style-name="co115" table:default-cell-style-name="ce226"/>
        <table:table-column table:style-name="co159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0" table:default-cell-style-name="Excel_20_Built-in_20_Normal"/>
        <table:table-column table:style-name="co107" table:default-cell-style-name="Excel_20_Built-in_20_Normal"/>
        <table:table-column table:style-name="co22" table:default-cell-style-name="Excel_20_Built-in_20_Normal"/>
        <table:table-column table:style-name="co108" table:default-cell-style-name="ce226"/>
        <table:table-column table:style-name="co161" table:default-cell-style-name="ce226"/>
        <table:table-column table:style-name="co24" table:default-cell-style-name="ce226"/>
        <table:table-column table:style-name="co107" table:default-cell-style-name="Excel_20_Built-in_20_Normal"/>
        <table:table-column table:style-name="co162" table:default-cell-style-name="Excel_20_Built-in_20_Normal"/>
        <table:table-column table:style-name="co163" table:default-cell-style-name="ce226"/>
        <table:table-column table:style-name="co107" table:default-cell-style-name="ce226"/>
        <table:table-column table:style-name="co36" table:default-cell-style-name="ce226"/>
        <table:table-column table:style-name="co164" table:default-cell-style-name="Excel_20_Built-in_20_Normal"/>
        <table:table-column table:style-name="co110" table:default-cell-style-name="ce226"/>
        <table:table-column table:style-name="co108" table:default-cell-style-name="ce226"/>
        <table:table-column table:style-name="co110" table:number-columns-repeated="4" table:default-cell-style-name="ce226"/>
        <table:table-column table:style-name="co13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66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7" table:default-cell-style-name="ce259"/>
        <table:table-column table:style-name="co3" table:default-cell-style-name="ce219"/>
        <table:table-column table:style-name="co107" table:default-cell-style-name="Excel_20_Built-in_20_Normal"/>
        <table:table-column table:style-name="co168" table:default-cell-style-name="Excel_20_Built-in_20_Normal"/>
        <table:table-column table:style-name="co169" table:default-cell-style-name="Excel_20_Built-in_20_Normal"/>
        <table:table-column table:style-name="co24" table:default-cell-style-name="ce226"/>
        <table:table-column table:style-name="co170" table:number-columns-repeated="4" table:default-cell-style-name="ce226"/>
        <table:table-column table:style-name="co171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2" table:number-columns-repeated="4" table:default-cell-style-name="Excel_20_Built-in_20_Normal"/>
        <table:table-column table:style-name="co107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3" table:default-cell-style-name="ce226"/>
        <table:table-column table:style-name="co24" table:number-columns-repeated="2" table:default-cell-style-name="ce226"/>
        <table:table-column table:style-name="co174" table:number-columns-repeated="2" table:default-cell-style-name="ce226"/>
        <table:table-column table:style-name="co175" table:number-columns-repeated="3" table:default-cell-style-name="ce226"/>
        <table:table-column table:style-name="co170" table:default-cell-style-name="ce226"/>
        <table:table-column table:style-name="co175" table:number-columns-repeated="2" table:default-cell-style-name="ce226"/>
        <table:table-column table:style-name="co176" table:default-cell-style-name="ce226"/>
        <table:table-column table:style-name="co3" table:default-cell-style-name="ce219"/>
        <table:table-column table:style-name="co177" table:default-cell-style-name="ce226"/>
        <table:table-column table:style-name="co178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2" table:default-cell-style-name="ce226"/>
        <table:table-column table:style-name="co179" table:default-cell-style-name="ce226"/>
        <table:table-column table:style-name="co24" table:number-columns-repeated="3" table:default-cell-style-name="ce226"/>
        <table:table-column table:style-name="co180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1" table:default-cell-style-name="ce296"/>
        <table:table-column table:style-name="co182" table:default-cell-style-name="ce296"/>
        <table:table-column table:style-name="co183" table:default-cell-style-name="ce296"/>
        <table:table-column table:style-name="co179" table:default-cell-style-name="ce296"/>
        <table:table-column table:style-name="co3" table:default-cell-style-name="ce298"/>
        <table:table-column table:style-name="co184" table:default-cell-style-name="ce298"/>
        <table:table-column table:style-name="co185" table:number-columns-repeated="6" table:default-cell-style-name="ce298"/>
        <table:table-column table:style-name="co186" table:default-cell-style-name="ce298"/>
        <table:table-column table:style-name="co187" table:default-cell-style-name="ce302"/>
        <table:table-column table:style-name="co188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ce246" office:value-type="string" calcext:value-type="string">
            <text:p>2220FlthamSotonDks70B109S15A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office:value-type="string" calcext:value-type="string">
            <text:p>#comment</text:p>
          </table:table-cell>
          <table:table-cell table:style-name="ce46" office:value-type="string" calcext:value-type="string">
            <text:p>645AndoverjctSoton71A248T9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2230WlooDnMail71A253LNA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11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4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Default"/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office:value-type="string" calcext:value-type="string">
            <text:p>mail from elgh sotont now split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7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7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7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 allbrook down goods</text:p>
          </table:table-cell>
          <table:table-cell/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7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office:value-type="string" calcext:value-type="string">
            <text:p>split at elgh</text:p>
          </table:table-cell>
          <table:table-cell office:value-type="string" calcext:value-type="string">
            <text:p>soton t 5</text:p>
          </table:table-cell>
          <table:table-cell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office:value-type="string" calcext:value-type="string">
              <text:p>RL_2220FlthamSotonDks70B109S15A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8">RL_</text:span><text:span text:style-name="T9">645AndoverjctSoton71A248T9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table:style-name="Excel_20_Built-in_20_Normal" office:value-type="string" calcext:value-type="string">
              <text:p>RL_2230WlooDnMail71A253LNA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8">Rl_</text:span><text:span text:style-name="T9">610LEelgFareham71A304M7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9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8">RL_</text:span><text:span text:style-name="T9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11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8">Rl_9</text:span><text:span text:style-name="T9">30BmCpilot71B412O2</text:span></text:p>
            </table:table-cell>
            <table:table-cell office:value-type="string" calcext:value-type="string">
              <text:p><text:span text:style-name="T8">RL_</text:span><text:span text:style-name="T9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6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6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6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8">RL_</text:span><text:span text:style-name="T17">730WestburyMilk43xx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17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number-columns-repeated="2"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number-columns-repeated="2"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5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5">RL_longercoal</text:span></text:p>
          </table:table-cell>
          <table:table-cell office:value-type="string" calcext:value-type="string">
            <text:p>RL_4F44102LE + <text:span text:style-name="T15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1H45M00S" calcext:value-type="time">
            <text:p>01:45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0H43M00S" calcext:value-type="time">
            <text:p>00:43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0:30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3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3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89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 table:number-columns-repeated="2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30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3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10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 table:number-columns-repeated="2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8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5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8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7"/>
          <table:table-cell office:value-type="string" calcext:value-type="string">
            <text:p>00:42$detach /nonpower /static</text:p>
          </table:table-cell>
          <table:table-cell table:number-columns-repeated="205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 table:number-columns-repeated="2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79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2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02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1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7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3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1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6"/>
          <table:table-cell table:style-name="Default" table:number-columns-repeated="3"/>
          <table:table-cell table:number-columns-repeated="62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2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2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9"/>
          <table:table-cell table:style-name="ce226" office:value-type="string" calcext:value-type="string">
            <text:p>02:35$detach /nonpower /static</text:p>
          </table:table-cell>
          <table:table-cell table:number-columns-repeated="671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table:style-name="ce245" office:value-type="time" office:time-value="PT01H06M00S" calcext:value-type="time">
            <text:p>01:06:00</text:p>
          </table:table-cell>
          <table:table-cell/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5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5"/>
          <table:table-cell table:style-name="Default"/>
          <table:table-cell table:number-columns-repeated="550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8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9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1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5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 table:number-columns-repeated="2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7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7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9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1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4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keepclear /front=100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10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table:style-name="Default" office:value-type="string" calcext:value-type="string">
            <text:p>00:37$pickup /static</text:p>
          </table:table-cell>
          <table:table-cell table:number-columns-repeated="2"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10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7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 table:number-columns-repeated="2"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6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9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7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2"/>
          <table:table-cell table:style-name="Default" table:number-columns-repeated="4"/>
          <table:table-cell table:number-columns-repeated="705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6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2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7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9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3"/>
          <table:table-cell table:style-name="ce226" office:value-type="time" office:time-value="PT02H00M00S" calcext:value-type="time">
            <text:p>02:00</text:p>
          </table:table-cell>
          <table:table-cell table:number-columns-repeated="547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9"/>
          <table:table-cell office:value-type="string" calcext:value-type="string">
            <text:p>10:35$pickup /static</text:p>
          </table:table-cell>
          <table:table-cell table:number-columns-repeated="731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7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6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7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5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5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2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1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4"/>
          <table:table-cell table:style-name="Default"/>
          <table:table-cell table:number-columns-repeated="100"/>
          <table:table-cell table:style-name="Default"/>
          <table:table-cell table:number-columns-repeated="702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7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2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9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6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3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3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9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3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0"/>
          <table:table-cell table:style-name="ce225"/>
          <table:table-cell table:number-columns-repeated="5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4"/>
          <table:table-cell table:style-name="ce225"/>
          <table:table-cell table:number-columns-repeated="40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4"/>
          <table:table-cell table:style-name="ce225"/>
          <table:table-cell table:number-columns-repeated="93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4"/>
          <table:table-cell table:style-name="ce225"/>
          <table:table-cell table:number-columns-repeated="93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4"/>
          <table:table-cell table:style-name="ce225"/>
          <table:table-cell table:number-columns-repeated="93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5"/>
          <table:table-cell table:style-name="ce225"/>
          <table:table-cell table:number-columns-repeated="42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4"/>
          <table:table-cell table:style-name="ce225"/>
          <table:table-cell table:number-columns-repeated="93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5"/>
          <table:table-cell table:style-name="ce225"/>
          <table:table-cell table:number-columns-repeated="42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 table:number-columns-repeated="2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6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2"/>
          <table:table-cell table:style-name="ce224"/>
          <table:table-cell table:number-columns-repeated="136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0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7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8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4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5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1"/>
          <table:table-cell table:style-name="ce225"/>
          <table:table-cell table:number-columns-repeated="20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8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29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5"/>
          <table:table-cell office:value-type="string" calcext:value-type="string">
            <text:p>07:45$hold$wait=528ElghFish71A280T9</text:p>
          </table:table-cell>
          <table:table-cell table:number-columns-repeated="835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29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5"/>
          <table:table-cell office:value-type="string" calcext:value-type="string">
            <text:p>07:56-09:19$hold</text:p>
          </table:table-cell>
          <table:table-cell table:number-columns-repeated="835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29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5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7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1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7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29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7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29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7"/>
          <table:table-cell table:style-name="ce224"/>
          <table:table-cell table:number-columns-repeated="24"/>
          <table:table-cell table:style-name="ce224"/>
          <table:table-cell table:number-columns-repeated="31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8"/>
          <table:table-cell table:style-name="ce225"/>
          <table:table-cell table:number-columns-repeated="9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3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3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5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5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3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20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10"/>
          <table:table-cell table:style-name="Excel_20_Built-in_20_Normal"/>
          <table:table-cell table:number-columns-repeated="34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7"/>
          <table:table-cell table:style-name="Excel_20_Built-in_20_Normal"/>
          <table:table-cell table:number-columns-repeated="87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4"/>
          <table:table-cell table:style-name="ce225"/>
          <table:table-cell table:number-columns-repeated="89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61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9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ce225"/>
          <table:table-cell table:number-columns-repeated="34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9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 table:number-columns-repeated="2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6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7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0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3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7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2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1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2"/>
          <table:table-cell table:style-name="ce224"/>
          <table:table-cell table:number-columns-repeated="129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4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10"/>
          <table:table-cell table:style-name="ce224"/>
          <table:table-cell table:number-columns-repeated="131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2"/>
          <table:table-cell table:style-name="Excel_20_Built-in_20_Normal"/>
          <table:table-cell/>
          <table:table-cell table:style-name="ce225"/>
          <table:table-cell table:number-columns-repeated="29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0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40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9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8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5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6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3"/>
          <table:table-cell table:style-name="Excel_20_Built-in_20_Normal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7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5"/>
          <table:table-cell table:style-name="ce232" office:value-type="time" office:time-value="PT06H45M00S" calcext:value-type="time">
            <text:p>06:45:00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9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9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4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7"/>
          <table:table-cell table:style-name="Excel_20_Built-in_20_Normal"/>
          <table:table-cell table:number-columns-repeated="111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1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9"/>
          <table:table-cell table:style-name="Excel_20_Built-in_20_Normal"/>
          <table:table-cell table:number-columns-repeated="150"/>
          <table:table-cell table:style-name="Default"/>
          <table:table-cell table:number-columns-repeated="58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0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0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5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4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4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0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2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2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2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6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7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string" calcext:value-type="string">
            <text:p>07:56$detach /nonpower /static</text:p>
          </table:table-cell>
          <table:table-cell table:number-columns-repeated="7"/>
          <table:table-cell table:style-name="Default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A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6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4"/>
          <table:table-cell table:style-name="Default"/>
          <table:table-cell table:number-columns-repeated="24"/>
          <table:table-cell table:style-name="Default"/>
          <table:table-cell table:number-columns-repeated="23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7"/>
          <table:table-cell table:style-name="ce226"/>
          <table:table-cell table:number-columns-repeated="548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Default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9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4"/>
          <table:table-cell office:value-type="string" calcext:value-type="string">
            <text:p>06:25$pickup /static</text:p>
          </table:table-cell>
          <table:table-cell table:number-columns-repeated="796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8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78"/>
          <table:table-cell office:value-type="string" calcext:value-type="string">
            <text:p><text:s text:c="117"/></text:p>
          </table:table-cell>
          <table:table-cell table:number-columns-repeated="752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0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19"/>
          <table:table-cell office:value-type="time" office:time-value="PT10H35M00S" calcext:value-type="time">
            <text:p>10:35</text:p>
          </table:table-cell>
          <table:table-cell table:number-columns-repeated="511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0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 table:number-columns-repeated="10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5"/>
          <table:table-cell office:value-type="time" office:time-value="PT09H34M00S" calcext:value-type="time">
            <text:p>09:34</text:p>
          </table:table-cell>
          <table:table-cell office:value-type="time" office:time-value="PT09H50M00S" calcext:value-type="time">
            <text:p>09:50</text:p>
          </table:table-cell>
          <table:table-cell table:number-columns-repeated="514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0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23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1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297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0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7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5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1"/>
          <table:table-cell table:style-name="ce226" office:value-type="time" office:time-value="PT07H20M00S" calcext:value-type="time">
            <text:p>07:20</text:p>
          </table:table-cell>
          <table:table-cell table:number-columns-repeated="184"/>
          <table:table-cell table:style-name="Excel_20_Built-in_20_Normal" table:number-columns-repeated="2"/>
          <table:table-cell table:number-columns-repeated="59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1"/>
          <table:table-cell table:style-name="ce226" office:value-type="time" office:time-value="PT07H32M00S" calcext:value-type="time">
            <text:p>07:32</text:p>
          </table:table-cell>
          <table:table-cell table:number-columns-repeated="779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1"/>
          <table:table-cell table:style-name="ce226" office:value-type="string" calcext:value-type="string">
            <text:p>07:43-07:50</text:p>
          </table:table-cell>
          <table:table-cell table:number-columns-repeated="779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0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2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4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2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7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8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3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2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2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9"/>
          <table:table-cell table:style-name="ce226" office:value-type="time" office:time-value="PT04H23M00S" calcext:value-type="time">
            <text:p>04:23</text:p>
          </table:table-cell>
          <table:table-cell table:number-columns-repeated="53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69"/>
          <table:table-cell table:style-name="ce226"/>
          <table:table-cell table:number-columns-repeated="53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1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69"/>
          <table:table-cell table:style-name="ce226"/>
          <table:table-cell table:number-columns-repeated="53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1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Default" office:value-type="string" calcext:value-type="string">
            <text:p><text:span text:style-name="T5">$forms=</text:span><text:span text:style-name="T6">2220FlthamSotonDks70B109S15A</text:span></text:p>
          </table:table-cell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2230WlooDnMail71A253LNA</text:p>
          </table:table-cell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11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2">$forms=</text:span><text:span text:style-name="T13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2">$forms=</text:span><text:span text:style-name="T14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6">740DorchwWmthauto</text:span></text:p>
          </table:table-cell>
          <table:table-cell office:value-type="string" calcext:value-type="string">
            <text:p>$forms=<text:span text:style-name="T16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2">$forms=</text:span><text:span text:style-name="T14">1035Wmthstapilot1366</text:span></text:p>
          </table:table-cell>
          <table:table-cell office:value-type="string" calcext:value-type="string">
            <text:p><text:span text:style-name="T8">$forms=1035Wmthstapilot1366A$transfer=</text:span><text:span text:style-name="T17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now split in NfI4</text:p>
          </table:table-cell>
          <table:table-cell office:value-type="string" calcext:value-type="string">
            <text:p>Detach empress yard 7 for nowoco continues?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 soton t 6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table:style-name="Default" office:value-type="string" calcext:value-type="string">
            <text:p>drop and pickup vans</text:p>
          </table:table-cell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4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A <text:s/>split <text:s/>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35" office:value-type="string" calcext:value-type="string">
            <text:p>TASK resume for Southampton Docks Empress Yard 6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/>
          <table:table-cell table:style-name="ce222" office:value-type="string" calcext:value-type="string">
            <text:p>Andover Jct – Southampton Terminus local &lt;br&gt; TASK All stations and detach stock at Terminus retire to loco &lt;br&gt; NEXT returns Andover 08:33 2do</text:p>
          </table:table-cell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<text:span text:style-name="T8">Down Mail Waterloo Weymouth &lt;br&gt;  TASK forwards to Eastleigh</text:span> and detach vans for portsmouth &lt;br&gt; Pull forwards and reverse to pickup vans &lt;br&gt; NEXT resume for Southampton Terminus &lt;br&gt; NOTES Terminus was preferred by the GPO but meant an engine change</text:p>
          </table:table-cell>
          <table:table-cell table:style-name="ce227" office:value-type="string" calcext:value-type="string">
            <text:p>Mail to Weymouth Eastleigh – Southampton Leg &lt;br&gt; TASK forwards to Southampton Terminus &lt;br&gt; NEXT On release retires light to Eastleigh Loco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fresh loco releases incoming &lt;br&gt; TASK: Reverse into Terminus and couple &lt;br&gt; Forwards to Dorchester and transfer mail vans &lt;br&gt; Resume to Weymouth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7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4"/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– Yeovil Cross country mails &lt;br&gt; TASK detach train at Eastleigh then shunt to Downside &lt;br&gt; detach 2 vans for Southampton Terminus &lt;br&gt; NEXT shunt back to up side loop and reattach to train</text:p>
          </table:table-cell>
          <table:table-cell table:style-name="ce233" office:value-type="string" calcext:value-type="string">
            <text:p>shunt Portsmouth Yeovil <text:s/>TASK shunt back to upside loop and reattach train &lt;br&gt; Forwards for Salisbury and Yeovil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4"/>
          <table:table-cell table:style-name="Excel_20_Built-in_20_Normal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63">
          <table:table-cell table:number-columns-repeated="932"/>
        </table:table-row>
        <table:table-row table:style-name="ro2">
          <table:table-cell table:number-columns-repeated="9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 style:data-style-name="N2" text:time-value="15:40:37.3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3-08-08T15:41:11.814000000</dc:date>
    <meta:editing-duration>P14DT14H53M31S</meta:editing-duration>
    <meta:editing-cycles>544</meta:editing-cycles>
    <meta:generator>LibreOffice/7.5.4.2$Windows_X86_64 LibreOffice_project/36ccfdc35048b057fd9854c757a8b67ec53977b6</meta:generator>
    <meta:document-statistic meta:table-count="1" meta:cell-count="578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SI211:Sheet1.VK211" chart:data-source-has-labels="row" svg:x="0.319cm" svg:y="0.18cm" svg:width="15.148cm" svg:height="8.641cm">
          <chart:coordinate-region svg:x="0.951cm" svg:y="0.382cm" svg:width="14.516cm" svg:height="8.237cm"/>
          <chart:axis chart:dimension="x" chart:name="primary-x" chart:style-name="ch4" chartooo:axis-type="auto">
            <chartooo:date-scale/>
            <chart:categories table:cell-range-address="Sheet1.SI211:Sheet1.VK2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